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FMono-Regular" svg:font-family="SFMono-Regular, Consolas, 'Liberation Mono', Menlo, Courier, monospace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/>
      <style:text-properties fo:color="#000000" style:font-name="Times New Roman" fo:font-size="13pt" style:font-size-asian="13pt" style:font-name-complex="Arial" style:font-size-complex="13pt"/>
    </style:style>
    <style:style style:name="P2" style:family="paragraph" style:parent-style-name="Standard">
      <style:paragraph-properties fo:margin-top="0in" fo:margin-bottom="0in"/>
      <style:text-properties fo:color="#000000" style:font-name="Times New Roman" fo:font-size="13pt" fo:font-weight="bold" style:font-size-asian="13pt" style:font-weight-asian="bold" style:font-name-complex="Arial" style:font-size-complex="13pt" style:font-weight-complex="bold"/>
    </style:style>
    <style:style style:name="P3" style:family="paragraph" style:parent-style-name="Standard">
      <style:paragraph-properties fo:margin-top="0in" fo:margin-bottom="0in"/>
      <style:text-properties fo:color="#000000" style:font-name="Times New Roman" fo:font-size="13pt" fo:font-weight="normal" style:font-size-asian="13pt" style:font-weight-asian="normal" style:font-name-complex="Arial" style:font-size-complex="13pt" style:font-weight-complex="normal"/>
    </style:style>
    <style:style style:name="P4" style:family="paragraph" style:parent-style-name="Standard">
      <style:paragraph-properties fo:margin-top="0in" fo:margin-bottom="0in"/>
      <style:text-properties fo:color="#ff3333" style:font-name="Times New Roman" fo:font-size="13pt" style:font-size-asian="13pt" style:font-name-complex="Arial" style:font-size-complex="13pt"/>
    </style:style>
    <style:style style:name="P5" style:family="paragraph" style:parent-style-name="Standard" style:master-page-name="MP0">
      <style:paragraph-properties fo:margin-top="0in" fo:margin-bottom="0in" style:page-number="auto" fo:break-before="page"/>
      <style:text-properties fo:color="#000000" style:font-name="Times New Roman" fo:font-size="13pt" style:font-size-asian="13pt" style:font-name-complex="Arial" style:font-size-complex="13pt"/>
    </style:style>
    <style:style style:name="P6" style:family="paragraph" style:parent-style-name="Standard">
      <style:paragraph-properties fo:margin-top="0in" fo:margin-bottom="0in"/>
      <style:text-properties fo:color="#000000" style:font-name="Times New Roman" fo:font-size="13pt" style:font-size-asian="13pt" style:font-name-complex="Arial" style:font-size-complex="13pt"/>
    </style:style>
    <style:style style:name="P7" style:family="paragraph" style:parent-style-name="Standard">
      <style:paragraph-properties fo:margin-top="0in" fo:margin-bottom="0in"/>
      <style:text-properties fo:color="#000000" style:font-name="Times New Roman" fo:font-size="13pt" fo:font-weight="normal" style:font-size-asian="13pt" style:font-weight-asian="normal" style:font-name-complex="Arial" style:font-size-complex="13pt" style:font-weight-complex="normal"/>
    </style:style>
    <style:style style:name="P8" style:family="paragraph" style:parent-style-name="Standard" style:list-style-name="L5">
      <style:paragraph-properties fo:margin-top="0in" fo:margin-bottom="0in"/>
      <style:text-properties fo:color="#000000" style:font-name="Times New Roman" fo:font-size="13pt" fo:font-weight="normal" style:font-size-asian="13pt" style:font-weight-asian="normal" style:font-name-complex="Arial" style:font-size-complex="13pt" style:font-weight-complex="normal"/>
    </style:style>
    <style:style style:name="P9" style:family="paragraph" style:parent-style-name="Standard">
      <style:paragraph-properties fo:margin-top="0in" fo:margin-bottom="0in"/>
      <style:text-properties fo:color="#000000" style:font-name="Times New Roman" fo:font-size="13pt" fo:font-weight="bold" style:font-size-asian="13pt" style:font-weight-asian="bold" style:font-name-complex="Arial" style:font-size-complex="13pt" style:font-weight-complex="bold"/>
    </style:style>
    <style:style style:name="P10" style:family="paragraph" style:parent-style-name="Text_20_body">
      <style:paragraph-properties fo:margin-top="0in" fo:margin-bottom="0in"/>
      <style:text-properties fo:color="#000000" style:font-name="Times New Roman" fo:font-size="13pt" fo:font-weight="normal" style:font-size-asian="13pt" style:font-weight-asian="normal" style:font-name-complex="Arial" style:font-size-complex="13pt" style:font-weight-complex="normal"/>
    </style:style>
    <style:style style:name="P11" style:family="paragraph" style:parent-style-name="Preformatted_20_Text">
      <style:paragraph-properties fo:margin-top="0in" fo:margin-bottom="0in" style:line-height-at-least="0.198in" fo:padding="0in" fo:border="none"/>
    </style:style>
    <style:style style:name="P12" style:family="paragraph" style:parent-style-name="Preformatted_20_Text">
      <style:paragraph-properties fo:margin-top="0in" fo:margin-bottom="0in"/>
      <style:text-properties fo:color="#000000" style:font-name="Times New Roman" fo:font-size="13pt" fo:font-weight="normal" style:font-size-asian="13pt" style:font-weight-asian="normal" style:font-name-complex="Ari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7d9a" style:font-name="SFMono-Regular"/>
    </style:style>
    <style:style style:name="T4" style:family="text">
      <style:text-properties style:font-name="SFMono-Regular"/>
    </style:style>
    <style:style style:name="T5" style:family="text">
      <style:text-properties fo:color="#0101fd" style:font-name="SFMono-Regular"/>
    </style:style>
    <style:style style:name="T6" style:family="text">
      <style:text-properties fo:color="#a31515" style:font-name="SFMono-Regular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ecture 5</text:p>
      <text:p text:style-name="P1">cat: Mammal, Interface1,Interface2,... <text:s text:c="4"/>only one base class, but multiple interfaces</text:p>
      <text:p text:style-name="P1"/>
      <text:p text:style-name="P4"/>
      <text:p text:style-name="P1"><text:span text:style-name="T1">const</text:span> – final, literal, defined on the same line, cant be changed</text:p>
      <text:p text:style-name="P1">can computed with other const , inherently staic, </text:p>
      <text:p text:style-name="P1"><text:span text:style-name="T1">readonly</text:span>- constructor finishes and provides a value</text:p>
      <text:p text:style-name="P1">need one, but <text:span text:style-name="T1">can't </text:span>change it, private usually</text:p>
      <text:p text:style-name="P1"><text:span text:style-name="T1">virtual override</text:span>- method overring</text:p>
      <text:p text:style-name="P1"><text:span text:style-name="T1">sealed</text:span> – final on class, no inheritance, string sealed</text:p>
      <text:p text:style-name="P1"><text:span text:style-name="T2">sealed</text:span> on method cannot override</text:p>
      <text:p text:style-name="P1"><text:span text:style-name="T1">static</text:span> method works on static variable</text:p>
      <text:p text:style-name="P1">static class, static members, no constructor, contracts the purpose, like namespace</text:p>
      <text:p text:style-name="P1"><text:span text:style-name="T1">partial</text:span>, a class splits into two files, computer generated, custom in another, stitched them </text:p>
      <text:p text:style-name="P1">or method signature and method body seperated</text:p>
      <text:p text:style-name="P2">out <text:span text:style-name="T2">int number,</text:span> method(variable) <text:span text:style-name="T2">must assign value, pass by refrence</text:span></text:p>
      <text:p text:style-name="P2">referece<text:span text:style-name="T2"> method(ref int refArgu), int num = 1, method(ref num), must be assigned first</text:span></text:p>
      <text:p text:style-name="P2"><text:span text:style-name="T2"/></text:p>
      <text:p text:style-name="P2">Async await</text:p>
      <text:p text:style-name="P2">Read() → ReadAsync()</text:p>
      <text:p text:style-name="P2">Write() → WriteAsync()</text:p>
      <text:p text:style-name="P2">read, additional layer of a task, await the result and sign it to a variable</text:p>
      <text:p text:style-name="P2">write, don't need to sign</text:p>
      <text:p text:style-name="P2">change method name ...Async, <text:s/>aync type-&gt; Task&lt;type&gt; / void-&gt; Task signature</text:p>
      <text:p text:style-name="P2">async Task Main</text:p>
      <text:p text:style-name="P2"/>
      <text:p text:style-name="P2">hashset<text:span text:style-name="T2"> <text:s/>no duplicates, no order, fast to check if has an element, hashtable datestructure</text:span></text:p>
      <text:p text:style-name="P2">dictionary<text:span text:style-name="T2"> : function like a hashmap in Java, dictionary → make a class</text:span></text:p>
      <text:p text:style-name="P2">sortedList</text:p>
      <text:p text:style-name="P2"/>
      <text:p text:style-name="P3">after lunch:</text:p>
      <text:p text:style-name="P3">4 pillers of OOP</text:p>
      <text:p text:style-name="P3">abstraction</text:p>
      <text:p text:style-name="P3">classes</text:p>
      <text:p text:style-name="P3">interfaces</text:p>
      <text:p text:style-name="P3">List : Ienumerable</text:p>
      <text:p text:style-name="P3">for a class implements Ienumerable&lt;T&gt;, can use foreachon it</text:p>
      <text:p text:style-name="P3">abstraction</text:p>
      <text:p text:style-name="P3">encapsulation</text:p>
      <text:p text:style-name="P3">overloading</text:p>
      <text:p text:style-name="P3">overrring</text:p>
      <text:p text:style-name="P3"><text:soft-page-break/>delegate</text:p>
      <text:p text:style-name="P3">genreics</text:p>
      <text:p text:style-name="P3">derivedclass</text:p>
      <text:p text:style-name="P3">interface</text:p>
      <text:p text:style-name="P3"/>
      <text:p text:style-name="P3">inheritance</text:p>
      <text:p text:style-name="P3">devrived</text:p>
      <text:p text:style-name="P3">questions likely</text:p>
      <text:p text:style-name="P3"/>
      <text:p text:style-name="P3">SOLID</text:p>
      <text:p text:style-name="P3"/>
      <text:p text:style-name="P3"/>
      <text:p text:style-name="P3"/>
      <text:p text:style-name="P3"/>
      <text:p text:style-name="P3">Open close principle open for extension closed for modification, allows for polymorphism</text:p>
      <text:p text:style-name="P3">liskov sub principle</text:p>
      <text:p text:style-name="P3">interface segregation principle, break up huge interfaces, lose coupling</text:p>
      <text:p text:style-name="P3">dependency inversion principle</text:p>
      <text:p text:style-name="P3">more testable, more flexible</text:p>
      <text:p text:style-name="P3"/>
      <text:p text:style-name="P3">unit testing: one functionality at a time</text:p>
      <text:p text:style-name="P3">one branch of one method at a time, islating that part from the rest</text:p>
      <text:p text:style-name="P3">integration testing: multiple functionality working together</text:p>
      <text:p text:style-name="P3">system testing: test the whole application, automated way</text:p>
      <text:p text:style-name="P3">User-acceptance testing: user evaluate</text:p>
      <text:p text:style-name="P3">functional testing: black box, test functions</text:p>
      <text:p text:style-name="P3">manual test automated test</text:p>
      <text:p text:style-name="P3"/>
      <text:p text:style-name="P3">test-driven development</text:p>
      <text:list xml:id="list745335689019389365" text:style-name="L5">
        <text:list-item>
          <text:p text:style-name="P8">skeleton code</text:p>
        </text:list-item>
        <text:list-item>
          <text:p text:style-name="P8">write unit tests for them to fail</text:p>
        </text:list-item>
        <text:list-item>
          <text:p text:style-name="P8">write enough code to make them pass</text:p>
          <text:p text:style-name="P8"/>
        </text:list-item>
      </text:list>
      <text:p text:style-name="P3">Xunit</text:p>
      <text:p text:style-name="P3">Nunit</text:p>
      <text:p text:style-name="P3">Mtest</text:p>
      <text:p text:style-name="P3">.net core tes</text:p>
      <text:p text:style-name="P3">test into a sep project</text:p>
      <text:p text:style-name="P3">Assert the right solution, </text:p>
      <text:p text:style-name="P3">Assert.False(false,”printout”) passes</text:p>
      <text:p text:style-name="P3"><text:soft-page-break/></text:p>
      <text:p text:style-name="P3">[Fact] without input</text:p>
      <text:p text:style-name="P3"/>
      <text:p text:style-name="P3">[theory] runs the same code but with different input</text:p>
      <text:p text:style-name="P3">[Inlinedata] attributes </text:p>
      <text:p text:style-name="P12"><text:span text:style-name="Source_20_Text"><text:span text:style-name="T4">[</text:span></text:span><text:span text:style-name="Source_20_Text"><text:span text:style-name="T3">Theory</text:span></text:span><text:span text:style-name="Source_20_Text"><text:span text:style-name="T4">]</text:span></text:span></text:p>
      <text:p text:style-name="P11"><text:span text:style-name="Source_20_Text"><text:span text:style-name="T4">[</text:span></text:span><text:span text:style-name="Source_20_Text"><text:span text:style-name="T3">InlineData(-1)</text:span></text:span><text:span text:style-name="Source_20_Text"><text:span text:style-name="T4">]</text:span></text:span></text:p>
      <text:p text:style-name="P11"><text:span text:style-name="Source_20_Text"><text:span text:style-name="T4">[</text:span></text:span><text:span text:style-name="Source_20_Text"><text:span text:style-name="T3">InlineData(0)</text:span></text:span><text:span text:style-name="Source_20_Text"><text:span text:style-name="T4">]</text:span></text:span></text:p>
      <text:p text:style-name="P11"><text:span text:style-name="Source_20_Text"><text:span text:style-name="T4">[</text:span></text:span><text:span text:style-name="Source_20_Text"><text:span text:style-name="T3">InlineData(1)</text:span></text:span><text:span text:style-name="Source_20_Text"><text:span text:style-name="T4">]</text:span></text:span></text:p>
      <text:p text:style-name="P11"><text:span text:style-name="Source_20_Text"><text:span text:style-name="T5">public</text:span></text:span><text:span text:style-name="Source_20_Text"><text:span text:style-name="T4"> </text:span></text:span><text:span text:style-name="Source_20_Text"><text:span text:style-name="T5">void</text:span></text:span><text:span text:style-name="Source_20_Text"><text:span text:style-name="T4"> </text:span></text:span><text:span text:style-name="Source_20_Text"><text:span text:style-name="T3">IsPrime_ValuesLessThan2_ReturnFalse</text:span></text:span><text:span text:style-name="Source_20_Text"><text:span text:style-name="T4">(</text:span></text:span><text:span text:style-name="Source_20_Text"><text:span text:style-name="T5">int</text:span></text:span><text:span text:style-name="Source_20_Text"><text:span text:style-name="T4"> </text:span></text:span><text:span text:style-name="Source_20_Text"><text:span text:style-name="T5">value</text:span></text:span><text:span text:style-name="Source_20_Text"><text:span text:style-name="T4">)</text:span></text:span></text:p>
      <text:p text:style-name="P11"><text:span text:style-name="Source_20_Text"><text:span text:style-name="T4">{</text:span></text:span></text:p>
      <text:p text:style-name="P11"><text:span text:style-name="Source_20_Text"><text:s text:c="4"/></text:span><text:span text:style-name="Source_20_Text"><text:span text:style-name="T5">var</text:span></text:span><text:span text:style-name="Source_20_Text"><text:span text:style-name="T4"> result = _primeService.IsPrime(</text:span></text:span><text:span text:style-name="Source_20_Text"><text:span text:style-name="T5">value</text:span></text:span><text:span text:style-name="Source_20_Text"><text:span text:style-name="T4">);</text:span></text:span></text:p>
      <text:p text:style-name="P11"/>
      <text:p text:style-name="P11"><text:span text:style-name="Source_20_Text"><text:s text:c="4"/></text:span><text:span text:style-name="Source_20_Text"><text:span text:style-name="T4">Assert.False(result, </text:span></text:span><text:span text:style-name="Source_20_Text"><text:span text:style-name="T6">$"{</text:span></text:span><text:span text:style-name="Source_20_Text"><text:span text:style-name="T5">value</text:span></text:span><text:span text:style-name="Source_20_Text"><text:span text:style-name="T6">} should not be prime"</text:span></text:span><text:span text:style-name="Source_20_Text"><text:span text:style-name="T4">);</text:span></text:span></text:p>
      <text:p text:style-name="P11"><text:span text:style-name="Source_20_Text"><text:span text:style-name="T4">}</text:span></text:span></text:p>
      <text:p text:style-name="P10"/>
      <text:p text:style-name="P3">either logic or output not at the same time</text:p>
      <text:p text:style-name="P3">a test class for all method./ one test for a class</text:p>
      <text:p text:style-name="P3">add reference from the test class to classes need to see</text:p>
      <text:p text:style-name="P3">works on vidualStudio, but not VS Code: ctrl shift s save all,</text:p>
      <text:p text:style-name="P3">F1 Omnisharp restart to refresh</text:p>
      <text:p text:style-name="P3">test run all tes</text:p>
      <text:p text:style-name="P3">test explore</text:p>
      <text:p text:style-name="P3">right click debug()</text:p>
      <text:p text:style-name="P3"/>
      <text:p text:style-name="P3">custom exception : AppilcationException</text:p>
      <text:p text:style-name="P3"/>
      <text:p text:style-name="P3">many places need a method move to a static class static methos</text:p>
      <text:p text:style-name="P3">extension method write (this)</text:p>
      <text:p text:style-name="P3">using Extension</text:p>
      <text:p text:style-name="P3">s.wordCount() <text:s/>WordCOunt()</text:p>
      <text:p text:style-name="P3">syntactic sugar</text:p>
      <text:p text:style-name="P3">LINQ</text:p>
      <text:p text:style-name="P3">go over project again and </text:p>
      <text:p text:style-name="P3"/>
      <text:p text:style-name="P3">inline only useful when you have methods with string parameters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FMono-Regular" svg:font-family="SFMono-Regular, Consolas, 'Liberation Mono', Menlo, Courier, monospace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fo:line-height="106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宋体" style:font-size-asian="11pt" style:language-asian="zh" style:country-asian="CN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微软雅黑" style:font-size-asian="14pt" style:font-name-complex="Lucida Sans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fo:hyphenate="false" fo:hyphenation-remain-char-count="0" fo:hyphenation-push-char-count="0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新宋体" style:font-size-asian="10pt" style:font-name-complex="Courier New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Numbering_20_Symbols" style:display-name="Numbering Symbols" style:family="text"/>
    <style:style style:name="WW_5f_CharLFO1LVL1" style:display-name="WW_CharLFO1LVL1" style:family="text">
      <style:text-properties fo:font-size="10pt" style:font-size-asian="10pt"/>
    </style:style>
    <style:style style:name="WW_5f_CharLFO1LVL2" style:display-name="WW_CharLFO1LVL2" style:family="text">
      <style:text-properties fo:font-size="10pt" style:font-size-asian="10pt"/>
    </style:style>
    <style:style style:name="WW_5f_CharLFO1LVL3" style:display-name="WW_CharLFO1LVL3" style:family="text">
      <style:text-properties fo:font-size="10pt" style:font-size-asian="10pt"/>
    </style:style>
    <style:style style:name="WW_5f_CharLFO1LVL4" style:display-name="WW_CharLFO1LVL4" style:family="text">
      <style:text-properties fo:font-size="10pt" style:font-size-asian="10pt"/>
    </style:style>
    <style:style style:name="WW_5f_CharLFO1LVL5" style:display-name="WW_CharLFO1LVL5" style:family="text">
      <style:text-properties fo:font-size="10pt" style:font-size-asian="10pt"/>
    </style:style>
    <style:style style:name="WW_5f_CharLFO1LVL6" style:display-name="WW_CharLFO1LVL6" style:family="text">
      <style:text-properties fo:font-size="10pt" style:font-size-asian="10pt"/>
    </style:style>
    <style:style style:name="WW_5f_CharLFO1LVL7" style:display-name="WW_CharLFO1LVL7" style:family="text">
      <style:text-properties fo:font-size="10pt" style:font-size-asian="10pt"/>
    </style:style>
    <style:style style:name="WW_5f_CharLFO1LVL8" style:display-name="WW_CharLFO1LVL8" style:family="text">
      <style:text-properties fo:font-size="10pt" style:font-size-asian="10pt"/>
    </style:style>
    <style:style style:name="WW_5f_CharLFO1LVL9" style:display-name="WW_CharLFO1LVL9" style:family="text">
      <style:text-properties fo:font-size="10pt" style:font-size-asian="10pt"/>
    </style:style>
    <style:style style:name="WW_5f_CharLFO2LVL1" style:display-name="WW_CharLFO2LVL1" style:family="text">
      <style:text-properties fo:font-size="10pt" style:font-size-asian="10pt"/>
    </style:style>
    <style:style style:name="WW_5f_CharLFO2LVL2" style:display-name="WW_CharLFO2LVL2" style:family="text">
      <style:text-properties fo:font-size="10pt" style:font-size-asian="10pt"/>
    </style:style>
    <style:style style:name="WW_5f_CharLFO2LVL3" style:display-name="WW_CharLFO2LVL3" style:family="text">
      <style:text-properties fo:font-size="10pt" style:font-size-asian="10pt"/>
    </style:style>
    <style:style style:name="WW_5f_CharLFO2LVL4" style:display-name="WW_CharLFO2LVL4" style:family="text">
      <style:text-properties fo:font-size="10pt" style:font-size-asian="10pt"/>
    </style:style>
    <style:style style:name="WW_5f_CharLFO2LVL5" style:display-name="WW_CharLFO2LVL5" style:family="text">
      <style:text-properties fo:font-size="10pt" style:font-size-asian="10pt"/>
    </style:style>
    <style:style style:name="WW_5f_CharLFO2LVL6" style:display-name="WW_CharLFO2LVL6" style:family="text">
      <style:text-properties fo:font-size="10pt" style:font-size-asian="10pt"/>
    </style:style>
    <style:style style:name="WW_5f_CharLFO2LVL7" style:display-name="WW_CharLFO2LVL7" style:family="text">
      <style:text-properties fo:font-size="10pt" style:font-size-asian="10pt"/>
    </style:style>
    <style:style style:name="WW_5f_CharLFO2LVL8" style:display-name="WW_CharLFO2LVL8" style:family="text">
      <style:text-properties fo:font-size="10pt" style:font-size-asian="10pt"/>
    </style:style>
    <style:style style:name="WW_5f_CharLFO2LVL9" style:display-name="WW_CharLFO2LVL9" style:family="text">
      <style:text-properties fo:font-size="10pt" style:font-size-asian="10pt"/>
    </style:style>
    <style:style style:name="Source_20_Text" style:display-name="Source Text" style:family="text">
      <style:text-properties style:font-name="Courier New" style:font-name-asian="新宋体" style:font-name-complex="Courier New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1LVL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1LVL5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1LVL7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1LVL8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creation-date>2020-07-27T13:18:00Z</meta:creation-date>
    <dc:date>2020-11-08T10:19:27.58</dc:date>
    <meta:editing-cycles>30</meta:editing-cycles>
    <meta:editing-duration>P2DT16H58M25S</meta:editing-duration>
    <meta:document-statistic meta:table-count="0" meta:image-count="0" meta:object-count="0" meta:page-count="4" meta:paragraph-count="96" meta:word-count="482" meta:character-count="318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